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vertical-align="baseline" fo:margin-bottom="0in" fo:line-height="100%"/>
    </style:style>
    <style:style style:name="T2" style:parent-style-name="DefaultParagraphFont" style:family="text">
      <style:text-properties style:font-name="Aptos Display" style:font-name-asian="Times New Roman" style:font-name-complex="Segoe UI" fo:color="#0F4761" style:letter-kerning="false" fo:font-size="16pt" style:font-size-asian="16pt" style:font-size-complex="16pt" fo:language="pt" fo:country="PT"/>
    </style:style>
    <style:style style:name="P3" style:parent-style-name="Normal" style:family="paragraph">
      <style:paragraph-properties style:vertical-align="baseline" fo:margin-bottom="0in" fo:line-height="100%"/>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5" style:parent-style-name="DefaultParagraphFont" style:family="text">
      <style:text-properties style:font-name-asian="Times New Roman" style:font-name-complex="Segoe UI" style:letter-kerning="false" fo:language="pt" fo:country="PT"/>
    </style:style>
    <style:style style:name="P6" style:parent-style-name="Normal" style:family="paragraph">
      <style:paragraph-properties style:vertical-align="baseline" fo:margin-bottom="0in" fo:line-height="100%"/>
    </style:style>
    <style:style style:name="T7" style:parent-style-name="DefaultParagraphFont" style:family="text">
      <style:text-properties style:font-name-asian="Times New Roman" style:font-name-complex="Segoe UI" style:letter-kerning="false" fo:language="pt" fo:country="PT"/>
    </style:style>
    <style:style style:name="P8" style:parent-style-name="Normal" style:family="paragraph">
      <style:paragraph-properties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style>
    <style:style style:name="P9" style:parent-style-name="Normal" style:family="paragraph">
      <style:paragraph-properties style:vertical-align="baseline" fo:margin-bottom="0in" fo:line-height="100%"/>
      <style:text-properties fo:language="pt" fo:country="PT"/>
    </style:style>
    <style:style style:name="P10" style:parent-style-name="Normal" style:family="paragraph">
      <style:paragraph-properties fo:text-align="justify" style:vertical-align="baseline" fo:margin-bottom="0in" fo:line-height="100%"/>
    </style:style>
    <style:style style:name="T11" style:parent-style-name="DefaultParagraphFont" style:family="text">
      <style:text-properties style:font-name-asian="Times New Roman" style:font-name-complex="Segoe UI" style:letter-kerning="false" fo:language="pt" fo:country="PT"/>
    </style:style>
    <style:style style:name="T12" style:parent-style-name="DefaultParagraphFont" style:family="text">
      <style:text-properties style:font-name-asian="Times New Roman" style:font-name-complex="Segoe UI" style:letter-kerning="false" fo:language="pt" fo:country="PT"/>
    </style:style>
    <style:style style:name="P1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4" style:parent-style-name="Normal" style:family="paragraph">
      <style:paragraph-properties fo:text-align="justify" style:vertical-align="baseline" fo:margin-bottom="0in" fo:line-height="100%"/>
      <style:text-properties fo:language="pt" fo:country="PT"/>
    </style:style>
    <style:style style:name="P15" style:parent-style-name="Normal" style:family="paragraph">
      <style:paragraph-properties fo:text-align="justify" style:vertical-align="baseline" fo:margin-bottom="0in" fo:line-height="100%"/>
    </style:style>
    <style:style style:name="T16" style:parent-style-name="DefaultParagraphFont" style:family="text">
      <style:text-properties style:font-name-asian="Times New Roman" style:font-name-complex="Segoe UI" style:letter-kerning="false" fo:language="pt" fo:country="PT"/>
    </style:style>
    <style:style style:name="T17" style:parent-style-name="DefaultParagraphFont" style:family="text">
      <style:text-properties style:font-name-asian="Times New Roman" style:font-name-complex="Segoe UI" style:letter-kerning="false" fo:language="pt" fo:country="PT"/>
    </style:style>
    <style:style style:name="P18" style:parent-style-name="Normal" style:family="paragraph">
      <style:paragraph-properties fo:text-align="justify" style:vertical-align="baseline" fo:margin-bottom="0in" fo:line-height="100%"/>
    </style:style>
    <style:style style:name="T19" style:parent-style-name="DefaultParagraphFont" style:family="text">
      <style:text-properties style:font-name-asian="Times New Roman" style:font-name-complex="Segoe UI" style:letter-kerning="false" fo:language="pt" fo:country="PT"/>
    </style:style>
    <style:style style:name="T20" style:parent-style-name="DefaultParagraphFont" style:family="text">
      <style:text-properties style:font-name-asian="Times New Roman" style:font-name-complex="Segoe UI" style:letter-kerning="false" fo:language="it" fo:country="IT"/>
    </style:style>
    <style:style style:name="P21" style:parent-style-name="Normal" style:family="paragraph">
      <style:paragraph-properties fo:text-align="justify" style:vertical-align="baseline" fo:margin-bottom="0in" fo:line-height="100%"/>
      <style:text-properties fo:language="pt" fo:country="PT"/>
    </style:style>
    <style:style style:name="P22" style:parent-style-name="Normal" style:family="paragraph">
      <style:paragraph-properties fo:text-align="justify" style:vertical-align="baseline" fo:margin-bottom="0in" fo:line-height="100%"/>
    </style:style>
    <style:style style:name="T23" style:parent-style-name="DefaultParagraphFont" style:family="text">
      <style:text-properties style:font-name-asian="Times New Roman" style:font-name-complex="Segoe UI" style:letter-kerning="false" fo:language="it" fo:country="IT"/>
    </style:style>
    <style:style style:name="T24" style:parent-style-name="DefaultParagraphFont" style:family="text">
      <style:text-properties style:font-name-asian="Times New Roman" style:font-name-complex="Segoe UI" style:letter-kerning="false" fo:language="it" fo:country="IT"/>
    </style:style>
    <style:style style:name="P25" style:parent-style-name="Normal" style:family="paragraph">
      <style:paragraph-properties fo:text-align="justify" style:vertical-align="baseline" fo:margin-bottom="0in" fo:line-height="100%"/>
      <style:text-properties style:font-name-asian="Times New Roman" style:font-name-complex="Segoe UI" style:letter-kerning="false" fo:language="it" fo:country="IT"/>
    </style:style>
    <style:style style:name="P26" style:parent-style-name="Normal" style:family="paragraph">
      <style:paragraph-properties fo:text-align="justify" style:vertical-align="baseline" fo:margin-bottom="0in" fo:line-height="100%"/>
      <style:text-properties fo:language="es" fo:country="ES"/>
    </style:style>
    <style:style style:name="P27" style:parent-style-name="Normal" style:family="paragraph">
      <style:paragraph-properties fo:text-align="justify" style:vertical-align="baseline" fo:margin-bottom="0in" fo:line-height="100%"/>
    </style:style>
    <style:style style:name="T28" style:parent-style-name="DefaultParagraphFont" style:family="text">
      <style:text-properties style:font-name-asian="Times New Roman" style:font-name-complex="Segoe UI" style:letter-kerning="false" fo:language="it" fo:country="IT"/>
    </style:style>
    <style:style style:name="T29" style:parent-style-name="DefaultParagraphFont" style:family="text">
      <style:text-properties style:font-name-asian="Times New Roman" style:font-name-complex="Segoe UI" style:letter-kerning="false" fo:language="it" fo:country="IT"/>
    </style:style>
    <style:style style:name="P30" style:parent-style-name="Normal" style:family="paragraph">
      <style:paragraph-properties fo:text-align="justify" style:vertical-align="baseline" fo:margin-bottom="0in" fo:line-height="100%"/>
    </style:style>
    <style:style style:name="T31" style:parent-style-name="DefaultParagraphFont" style:family="text">
      <style:text-properties style:font-name-asian="Times New Roman" style:font-name-complex="Segoe UI" style:letter-kerning="false" fo:language="it" fo:country="IT"/>
    </style:style>
    <style:style style:name="T32" style:parent-style-name="DefaultParagraphFont" style:family="text">
      <style:text-properties style:font-name-asian="Times New Roman" style:font-name-complex="Segoe UI" style:letter-kerning="false"/>
    </style:style>
    <style:style style:name="T33" style:parent-style-name="DefaultParagraphFont" style:family="text">
      <style:text-properties style:font-name-asian="Times New Roman" style:font-name-complex="Segoe UI" style:letter-kerning="false" fo:language="pt" fo:country="PT"/>
    </style:style>
    <style:style style:name="T34" style:parent-style-name="DefaultParagraphFont" style:family="text">
      <style:text-properties style:font-name-asian="Times New Roman" style:font-name-complex="Segoe UI" style:letter-kerning="false" fo:language="pt" fo:country="PT"/>
    </style:style>
    <style:style style:name="T35" style:parent-style-name="DefaultParagraphFont" style:family="text">
      <style:text-properties style:font-name-asian="Times New Roman" style:font-name-complex="Segoe UI" style:letter-kerning="false" fo:language="pt" fo:country="PT"/>
    </style:style>
    <style:style style:name="T36" style:parent-style-name="DefaultParagraphFont" style:family="text">
      <style:text-properties style:font-name-asian="Times New Roman" style:font-name-complex="Segoe UI" style:letter-kerning="false" fo:language="es" fo:country="ES"/>
    </style:style>
    <style:style style:name="T37" style:parent-style-name="DefaultParagraphFont" style:family="text">
      <style:text-properties style:font-name-asian="Times New Roman" style:font-name-complex="Segoe UI" style:letter-kerning="false" fo:language="pt" fo:country="PT"/>
    </style:style>
    <style:style style:name="T38" style:parent-style-name="DefaultParagraphFont" style:family="text">
      <style:text-properties style:font-name-asian="Times New Roman" style:font-name-complex="Segoe UI" style:letter-kerning="false" fo:language="pt" fo:country="PT"/>
    </style:style>
    <style:style style:name="P39" style:parent-style-name="Normal" style:family="paragraph">
      <style:paragraph-properties fo:text-align="justify" style:vertical-align="baseline" fo:margin-bottom="0in" fo:line-height="100%"/>
      <style:text-properties fo:language="pt" fo:country="PT"/>
    </style:style>
    <style:style style:name="P40" style:parent-style-name="Normal" style:family="paragraph">
      <style:paragraph-properties fo:text-align="justify" style:vertical-align="baseline" fo:margin-bottom="0in" fo:line-height="100%"/>
    </style:style>
    <style:style style:name="T41" style:parent-style-name="DefaultParagraphFont" style:family="text">
      <style:text-properties style:font-name-asian="Times New Roman" style:font-name-complex="Segoe UI" style:letter-kerning="false" fo:language="pt" fo:country="PT"/>
    </style:style>
    <style:style style:name="T42" style:parent-style-name="DefaultParagraphFont" style:family="text">
      <style:text-properties style:font-name-asian="Times New Roman" style:font-name-complex="Segoe UI" style:letter-kerning="false" fo:language="pt" fo:country="PT"/>
    </style:style>
    <style:style style:name="P4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4" style:parent-style-name="Normal" style:family="paragraph">
      <style:paragraph-properties fo:text-align="justify" style:vertical-align="baseline" fo:margin-bottom="0in" fo:line-height="100%"/>
      <style:text-properties fo:language="pt" fo:country="PT"/>
    </style:style>
    <style:style style:name="P45" style:parent-style-name="Normal" style:family="paragraph">
      <style:paragraph-properties fo:text-align="justify" style:vertical-align="baseline" fo:margin-bottom="0in" fo:line-height="100%"/>
    </style:style>
    <style:style style:name="T46" style:parent-style-name="DefaultParagraphFont" style:family="text">
      <style:text-properties style:font-name-asian="Times New Roman" style:font-name-complex="Segoe UI" style:letter-kerning="false" fo:language="es" fo:country="ES"/>
    </style:style>
    <style:style style:name="T47" style:parent-style-name="DefaultParagraphFont" style:family="text">
      <style:text-properties style:font-name-asian="Times New Roman" style:font-name-complex="Segoe UI" style:letter-kerning="false" fo:language="es" fo:country="ES"/>
    </style:style>
    <style:style style:name="P48"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49" style:parent-style-name="Normal" style:family="paragraph">
      <style:paragraph-properties fo:text-align="justify" style:vertical-align="baseline" fo:margin-bottom="0in" fo:line-height="100%"/>
      <style:text-properties fo:language="es" fo:country="ES"/>
    </style:style>
    <style:style style:name="P50" style:parent-style-name="Normal" style:family="paragraph">
      <style:paragraph-properties fo:text-align="justify" style:vertical-align="baseline" fo:margin-bottom="0in" fo:line-height="100%"/>
    </style:style>
    <style:style style:name="T51" style:parent-style-name="DefaultParagraphFont" style:family="text">
      <style:text-properties style:font-name-asian="Times New Roman" style:font-name-complex="Segoe UI" style:letter-kerning="false" fo:language="es" fo:country="ES"/>
    </style:style>
    <style:style style:name="T52" style:parent-style-name="DefaultParagraphFont" style:family="text">
      <style:text-properties style:font-name-asian="Times New Roman" style:font-name-complex="Segoe UI" style:letter-kerning="false" fo:language="es" fo:country="ES"/>
    </style:style>
    <style:style style:name="P53" style:parent-style-name="Normal" style:family="paragraph">
      <style:paragraph-properties fo:text-align="justify" style:vertical-align="baseline" fo:margin-bottom="0in" fo:line-height="100%"/>
    </style:style>
    <style:style style:name="T54" style:parent-style-name="DefaultParagraphFont" style:family="text">
      <style:text-properties style:font-name-asian="Times New Roman" style:font-name-complex="Segoe UI" style:letter-kerning="false" fo:language="es" fo:country="ES"/>
    </style:style>
    <style:style style:name="T55" style:parent-style-name="DefaultParagraphFont" style:family="text">
      <style:text-properties style:font-name-asian="Times New Roman" style:font-name-complex="Segoe UI" style:letter-kerning="false" fo:language="pt" fo:country="PT"/>
    </style:style>
    <style:style style:name="T56" style:parent-style-name="DefaultParagraphFont" style:family="text">
      <style:text-properties style:font-name-asian="Times New Roman" style:font-name-complex="Segoe UI" style:letter-kerning="false" fo:language="it" fo:country="IT"/>
    </style:style>
    <style:style style:name="T57" style:parent-style-name="DefaultParagraphFont" style:family="text">
      <style:text-properties style:font-name-asian="Times New Roman" style:font-name-complex="Segoe UI" style:letter-kerning="false" fo:language="it" fo:country="IT"/>
    </style:style>
    <style:style style:name="T58" style:parent-style-name="DefaultParagraphFont" style:family="text">
      <style:text-properties style:font-name-asian="Times New Roman" style:font-name-complex="Segoe UI" style:letter-kerning="false" fo:language="it" fo:country="IT"/>
    </style:style>
    <style:style style:name="T59" style:parent-style-name="DefaultParagraphFont" style:family="text">
      <style:text-properties style:font-name-asian="Times New Roman" style:font-name-complex="Segoe UI" style:letter-kerning="false" fo:language="it" fo:country="IT"/>
    </style:style>
    <style:style style:name="T60" style:parent-style-name="DefaultParagraphFont" style:family="text">
      <style:text-properties style:font-name-asian="Times New Roman" style:font-name-complex="Segoe UI" style:letter-kerning="false" fo:language="es" fo:country="ES"/>
    </style:style>
    <style:style style:name="P61" style:parent-style-name="Normal" style:family="paragraph">
      <style:paragraph-properties fo:text-align="justify" style:vertical-align="baseline" fo:margin-bottom="0in" fo:line-height="100%"/>
      <style:text-properties fo:language="es" fo:country="ES"/>
    </style:style>
    <style:style style:name="P62"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63"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64" style:parent-style-name="Normal" style:family="paragraph">
      <style:paragraph-properties fo:text-align="justify" style:vertical-align="baseline" fo:margin-bottom="0in" fo:line-height="100%"/>
      <style:text-properties fo:language="es" fo:country="ES"/>
    </style:style>
    <style:style style:name="P65" style:parent-style-name="Normal" style:family="paragraph">
      <style:paragraph-properties fo:text-align="justify" style:vertical-align="baseline" fo:margin-bottom="0in" fo:line-height="100%"/>
    </style:style>
    <style:style style:name="T66" style:parent-style-name="DefaultParagraphFont" style:family="text">
      <style:text-properties style:font-name-asian="Times New Roman" style:font-name-complex="Segoe UI" style:letter-kerning="false" fo:language="es" fo:country="ES"/>
    </style:style>
    <style:style style:name="T67" style:parent-style-name="DefaultParagraphFont" style:family="text">
      <style:text-properties style:font-name-asian="Times New Roman" style:font-name-complex="Segoe UI" style:letter-kerning="false" fo:language="es" fo:country="ES"/>
    </style:style>
    <style:style style:name="P68" style:parent-style-name="Normal" style:family="paragraph">
      <style:paragraph-properties fo:text-align="justify" style:vertical-align="baseline" fo:margin-bottom="0in" fo:line-height="100%"/>
    </style:style>
    <style:style style:name="T69" style:parent-style-name="DefaultParagraphFont" style:family="text">
      <style:text-properties style:font-name-asian="Times New Roman" style:font-name-complex="Segoe UI" style:letter-kerning="false" fo:language="es" fo:country="ES"/>
    </style:style>
    <style:style style:name="T70" style:parent-style-name="DefaultParagraphFont" style:family="text">
      <style:text-properties style:font-name-asian="Times New Roman" style:font-name-complex="Segoe UI" style:letter-kerning="false" fo:language="es" fo:country="ES"/>
    </style:style>
    <style:style style:name="T71" style:parent-style-name="DefaultParagraphFont" style:family="text">
      <style:text-properties style:font-name-asian="Times New Roman" style:font-name-complex="Segoe UI" style:letter-kerning="false"/>
    </style:style>
    <style:style style:name="T72" style:parent-style-name="DefaultParagraphFont" style:family="text">
      <style:text-properties style:font-name-asian="Times New Roman" style:font-name-complex="Segoe UI" style:letter-kerning="false" fo:language="pt" fo:country="PT"/>
    </style:style>
    <style:style style:name="T73" style:parent-style-name="DefaultParagraphFont" style:family="text">
      <style:text-properties style:font-name-asian="Times New Roman" style:font-name-complex="Segoe UI" style:letter-kerning="false" fo:language="pt" fo:country="PT"/>
    </style:style>
    <style:style style:name="T74" style:parent-style-name="DefaultParagraphFont" style:family="text">
      <style:text-properties style:font-name-asian="Times New Roman" style:font-name-complex="Segoe UI" style:letter-kerning="false" fo:language="pt" fo:country="PT"/>
    </style:style>
    <style:style style:name="T75" style:parent-style-name="DefaultParagraphFont" style:family="text">
      <style:text-properties style:font-name-asian="Times New Roman" style:font-name-complex="Segoe UI" style:letter-kerning="false" fo:language="pt" fo:country="PT"/>
    </style:style>
    <style:style style:name="T76" style:parent-style-name="DefaultParagraphFont" style:family="text">
      <style:text-properties style:font-name-asian="Times New Roman" style:font-name-complex="Segoe UI" style:letter-kerning="false" fo:language="it" fo:country="IT"/>
    </style:style>
    <style:style style:name="T77" style:parent-style-name="DefaultParagraphFont" style:family="text">
      <style:text-properties style:font-name-asian="Times New Roman" style:font-name-complex="Segoe UI" style:letter-kerning="false" fo:language="it" fo:country="IT"/>
    </style:style>
    <style:style style:name="T78" style:parent-style-name="DefaultParagraphFont" style:family="text">
      <style:text-properties style:font-name-asian="Times New Roman" style:font-name-complex="Segoe UI" style:letter-kerning="false" fo:language="it" fo:country="IT"/>
    </style:style>
    <style:style style:name="T79" style:parent-style-name="DefaultParagraphFont" style:family="text">
      <style:text-properties style:font-name-asian="Times New Roman" style:font-name-complex="Segoe UI" style:letter-kerning="false" fo:language="it" fo:country="IT"/>
    </style:style>
    <style:style style:name="T80" style:parent-style-name="DefaultParagraphFont" style:family="text">
      <style:text-properties style:font-name-asian="Times New Roman" style:font-name-complex="Segoe UI" style:letter-kerning="false" fo:language="it" fo:country="IT"/>
    </style:style>
    <style:style style:name="P81" style:parent-style-name="Normal" style:family="paragraph">
      <style:paragraph-properties fo:text-align="justify" style:vertical-align="baseline" fo:margin-bottom="0in" fo:line-height="100%"/>
      <style:text-properties fo:language="it" fo:country="IT"/>
    </style:style>
    <style:style style:name="P82" style:parent-style-name="Normal" style:family="paragraph">
      <style:paragraph-properties fo:text-align="justify" style:vertical-align="baseline" fo:margin-bottom="0in" fo:line-height="100%"/>
    </style:style>
    <style:style style:name="T83" style:parent-style-name="DefaultParagraphFont" style:family="text">
      <style:text-properties style:font-name-asian="Times New Roman" style:font-name-complex="Segoe UI" style:letter-kerning="false" fo:language="es" fo:country="ES"/>
    </style:style>
    <style:style style:name="T84" style:parent-style-name="DefaultParagraphFont" style:family="text">
      <style:text-properties style:font-name-asian="Times New Roman" style:font-name-complex="Segoe UI" style:letter-kerning="false" fo:language="es" fo:country="ES"/>
    </style:style>
    <style:style style:name="P85"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86" style:parent-style-name="Normal" style:family="paragraph">
      <style:paragraph-properties fo:text-align="justify" style:vertical-align="baseline" fo:margin-bottom="0in" fo:line-height="100%"/>
    </style:style>
    <style:style style:name="T87" style:parent-style-name="DefaultParagraphFont" style:family="text">
      <style:text-properties style:font-name-asian="Times New Roman" style:font-name-complex="Segoe UI" style:letter-kerning="false" fo:language="es" fo:country="ES"/>
    </style:style>
    <style:style style:name="P88" style:parent-style-name="Normal" style:family="paragraph">
      <style:paragraph-properties fo:text-align="justify" style:vertical-align="baseline" fo:margin-bottom="0in" fo:line-height="100%"/>
    </style:style>
    <style:style style:name="T89" style:parent-style-name="DefaultParagraphFont" style:family="text">
      <style:text-properties style:font-name-asian="Times New Roman" style:font-name-complex="Segoe UI" style:letter-kerning="false" fo:language="es" fo:country="ES"/>
    </style:style>
    <style:style style:name="T90" style:parent-style-name="DefaultParagraphFont" style:family="text">
      <style:text-properties style:font-name-asian="Times New Roman" style:font-name-complex="Segoe UI" style:letter-kerning="false" fo:language="es" fo:country="ES"/>
    </style:style>
    <style:style style:name="P91" style:parent-style-name="Normal" style:family="paragraph">
      <style:paragraph-properties fo:text-align="justify" style:vertical-align="baseline" fo:margin-bottom="0in" fo:line-height="100%"/>
    </style:style>
    <style:style style:name="T92" style:parent-style-name="DefaultParagraphFont" style:family="text">
      <style:text-properties style:font-name-asian="Times New Roman" style:font-name-complex="Segoe UI" style:letter-kerning="false" fo:language="es" fo:country="ES"/>
    </style:style>
    <style:style style:name="T93" style:parent-style-name="DefaultParagraphFont" style:family="text">
      <style:text-properties style:font-name-asian="Times New Roman" style:font-name-complex="Segoe UI" style:letter-kerning="false" fo:language="it" fo:country="IT"/>
    </style:style>
    <style:style style:name="T94" style:parent-style-name="DefaultParagraphFont" style:family="text">
      <style:text-properties style:font-name-asian="Times New Roman" style:font-name-complex="Segoe UI" style:letter-kerning="false" fo:language="it" fo:country="IT"/>
    </style:style>
    <style:style style:name="T95" style:parent-style-name="DefaultParagraphFont" style:family="text">
      <style:text-properties style:font-name-asian="Times New Roman" style:font-name-complex="Segoe UI" style:letter-kerning="false" fo:language="it" fo:country="IT"/>
    </style:style>
    <style:style style:name="T96" style:parent-style-name="DefaultParagraphFont" style:family="text">
      <style:text-properties style:font-name-asian="Times New Roman" style:font-name-complex="Segoe UI" style:letter-kerning="false" fo:language="it" fo:country="IT"/>
    </style:style>
    <style:style style:name="T97" style:parent-style-name="DefaultParagraphFont" style:family="text">
      <style:text-properties style:font-name-asian="Times New Roman" style:font-name-complex="Segoe UI" style:letter-kerning="false" fo:language="it" fo:country="IT"/>
    </style:style>
    <style:style style:name="T98" style:parent-style-name="DefaultParagraphFont" style:family="text">
      <style:text-properties style:font-name-asian="Times New Roman" style:font-name-complex="Segoe UI" style:letter-kerning="false" fo:language="it" fo:country="IT"/>
    </style:style>
    <style:style style:name="T99" style:parent-style-name="DefaultParagraphFont" style:family="text">
      <style:text-properties style:font-name-asian="Times New Roman" style:font-name-complex="Segoe UI" style:letter-kerning="false" fo:language="it" fo:country="IT"/>
    </style:style>
    <style:style style:name="T100" style:parent-style-name="DefaultParagraphFont" style:family="text">
      <style:text-properties style:font-name-asian="Times New Roman" style:font-name-complex="Segoe UI" style:letter-kerning="false" fo:language="it" fo:country="IT"/>
    </style:style>
    <style:style style:name="P101" style:parent-style-name="Normal" style:family="paragraph">
      <style:paragraph-properties fo:text-align="justify" style:vertical-align="baseline" fo:margin-bottom="0in" fo:line-height="100%"/>
      <style:text-properties fo:language="it" fo:country="IT"/>
    </style:style>
    <style:style style:name="P102" style:parent-style-name="Normal" style:family="paragraph">
      <style:paragraph-properties fo:text-align="justify" style:vertical-align="baseline" fo:margin-bottom="0in" fo:line-height="100%"/>
    </style:style>
    <style:style style:name="T103" style:parent-style-name="DefaultParagraphFont" style:family="text">
      <style:text-properties style:font-name-asian="Times New Roman" style:font-name-complex="Segoe UI" style:letter-kerning="false" fo:language="it" fo:country="IT"/>
    </style:style>
    <style:style style:name="T104" style:parent-style-name="DefaultParagraphFont" style:family="text">
      <style:text-properties style:font-name-asian="Times New Roman" style:font-name-complex="Segoe UI" style:letter-kerning="false" fo:language="it" fo:country="IT"/>
    </style:style>
    <style:style style:name="P105" style:parent-style-name="Normal" style:family="paragraph">
      <style:paragraph-properties fo:text-align="justify" style:vertical-align="baseline" fo:margin-bottom="0in" fo:line-height="100%"/>
      <style:text-properties style:font-name-asian="Times New Roman" style:font-name-complex="Segoe UI" style:letter-kerning="false" fo:language="it" fo:country="IT"/>
    </style:style>
    <style:style style:name="P106" style:parent-style-name="Normal" style:family="paragraph">
      <style:paragraph-properties fo:text-align="justify" style:vertical-align="baseline" fo:margin-bottom="0in" fo:line-height="100%"/>
      <style:text-properties fo:language="it" fo:country="IT"/>
    </style:style>
    <style:style style:name="P107" style:parent-style-name="Normal" style:family="paragraph">
      <style:paragraph-properties fo:text-align="justify" style:vertical-align="baseline" fo:margin-bottom="0in" fo:line-height="100%"/>
    </style:style>
    <style:style style:name="T108" style:parent-style-name="DefaultParagraphFont" style:family="text">
      <style:text-properties style:font-name-asian="Times New Roman" style:font-name-complex="Segoe UI" style:letter-kerning="false" fo:language="it" fo:country="IT"/>
    </style:style>
    <style:style style:name="T109" style:parent-style-name="DefaultParagraphFont" style:family="text">
      <style:text-properties style:font-name-asian="Times New Roman" style:font-name-complex="Segoe UI" style:letter-kerning="false" fo:language="it" fo:country="IT"/>
    </style:style>
    <style:style style:name="P110" style:parent-style-name="Normal" style:family="paragraph">
      <style:paragraph-properties fo:text-align="justify" style:vertical-align="baseline" fo:margin-bottom="0in" fo:line-height="100%"/>
    </style:style>
    <style:style style:name="T111" style:parent-style-name="DefaultParagraphFont" style:family="text">
      <style:text-properties style:font-name-asian="Times New Roman" style:font-name-complex="Segoe UI" style:letter-kerning="false" fo:language="it" fo:country="IT"/>
    </style:style>
    <style:style style:name="T112" style:parent-style-name="DefaultParagraphFont" style:family="text">
      <style:text-properties style:font-name-asian="Times New Roman" style:font-name-complex="Segoe UI" style:letter-kerning="false" fo:language="it" fo:country="IT"/>
    </style:style>
    <style:style style:name="T113" style:parent-style-name="DefaultParagraphFont" style:family="text">
      <style:text-properties style:font-name-asian="Times New Roman" style:font-name-complex="Segoe UI" style:letter-kerning="false" fo:language="it" fo:country="IT"/>
    </style:style>
    <style:style style:name="T114" style:parent-style-name="DefaultParagraphFont" style:family="text">
      <style:text-properties style:font-name-asian="Times New Roman" style:font-name-complex="Segoe UI" style:letter-kerning="false" fo:language="it" fo:country="IT"/>
    </style:style>
    <style:style style:name="T115" style:parent-style-name="DefaultParagraphFont" style:family="text">
      <style:text-properties style:font-name-asian="Times New Roman" style:font-name-complex="Segoe UI" style:letter-kerning="false" fo:language="it" fo:country="IT"/>
    </style:style>
    <style:style style:name="T116" style:parent-style-name="DefaultParagraphFont" style:family="text">
      <style:text-properties style:font-name-asian="Times New Roman" style:font-name-complex="Segoe UI" style:letter-kerning="false" fo:language="pt" fo:country="PT"/>
    </style:style>
    <style:style style:name="P117" style:parent-style-name="Normal" style:family="paragraph">
      <style:paragraph-properties fo:text-align="justify" style:vertical-align="baseline" fo:margin-bottom="0in" fo:line-height="100%"/>
      <style:text-properties fo:language="pt" fo:country="PT"/>
    </style:style>
    <style:style style:name="P118" style:parent-style-name="Normal" style:family="paragraph">
      <style:paragraph-properties fo:text-align="justify" style:vertical-align="baseline" fo:margin-bottom="0in" fo:line-height="100%"/>
    </style:style>
    <style:style style:name="T119" style:parent-style-name="DefaultParagraphFont" style:family="text">
      <style:text-properties style:font-name-asian="Times New Roman" style:font-name-complex="Segoe UI" style:letter-kerning="false" fo:language="pt" fo:country="PT"/>
    </style:style>
    <style:style style:name="T120" style:parent-style-name="DefaultParagraphFont" style:family="text">
      <style:text-properties style:font-name-asian="Times New Roman" style:font-name-complex="Segoe UI" style:letter-kerning="false" fo:language="pt" fo:country="PT"/>
    </style:style>
    <style:style style:name="P12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22" style:parent-style-name="Normal" style:family="paragraph">
      <style:paragraph-properties fo:text-align="justify" style:vertical-align="baseline" fo:margin-bottom="0in" fo:line-height="100%"/>
      <style:text-properties fo:language="pt" fo:country="PT"/>
    </style:style>
    <style:style style:name="P123" style:parent-style-name="Normal" style:family="paragraph">
      <style:paragraph-properties fo:text-align="justify" style:vertical-align="baseline" fo:margin-bottom="0in" fo:line-height="100%"/>
    </style:style>
    <style:style style:name="T124" style:parent-style-name="DefaultParagraphFont" style:family="text">
      <style:text-properties style:font-name-asian="Times New Roman" style:font-name-complex="Segoe UI" style:letter-kerning="false" fo:language="pt" fo:country="PT"/>
    </style:style>
    <style:style style:name="T125" style:parent-style-name="DefaultParagraphFont" style:family="text">
      <style:text-properties style:font-name-asian="Times New Roman" style:font-name-complex="Segoe UI" style:letter-kerning="false" fo:language="pt" fo:country="PT"/>
    </style:style>
    <style:style style:name="P126" style:parent-style-name="Normal" style:family="paragraph">
      <style:paragraph-properties fo:text-align="justify" style:vertical-align="baseline" fo:margin-bottom="0in" fo:line-height="100%"/>
    </style:style>
    <style:style style:name="T127" style:parent-style-name="DefaultParagraphFont" style:family="text">
      <style:text-properties style:font-name-asian="Times New Roman" style:font-name-complex="Segoe UI" style:letter-kerning="false" fo:language="pt" fo:country="PT"/>
    </style:style>
    <style:style style:name="T128" style:parent-style-name="DefaultParagraphFont" style:family="text">
      <style:text-properties style:font-name-asian="Times New Roman" style:font-name-complex="Segoe UI" style:letter-kerning="false" fo:language="pt" fo:country="PT"/>
    </style:style>
    <style:style style:name="T129" style:parent-style-name="DefaultParagraphFont" style:family="text">
      <style:text-properties style:font-name-asian="Times New Roman" style:font-name-complex="Segoe UI" style:letter-kerning="false" fo:language="pt" fo:country="PT"/>
    </style:style>
    <style:style style:name="T130" style:parent-style-name="DefaultParagraphFont" style:family="text">
      <style:text-properties style:font-name-asian="Times New Roman" style:font-name-complex="Segoe UI" style:letter-kerning="false" fo:language="it" fo:country="IT"/>
    </style:style>
    <style:style style:name="T131" style:parent-style-name="DefaultParagraphFont" style:family="text">
      <style:text-properties style:font-name-asian="Times New Roman" style:font-name-complex="Segoe UI" style:letter-kerning="false" fo:language="it" fo:country="IT"/>
    </style:style>
    <style:style style:name="T132" style:parent-style-name="DefaultParagraphFont" style:family="text">
      <style:text-properties style:font-name-asian="Times New Roman" style:font-name-complex="Segoe UI" style:letter-kerning="false" fo:language="it" fo:country="IT"/>
    </style:style>
    <style:style style:name="P133" style:parent-style-name="Normal" style:family="paragraph">
      <style:paragraph-properties fo:text-align="justify" style:vertical-align="baseline" fo:margin-bottom="0in" fo:line-height="100%"/>
      <style:text-properties fo:language="it" fo:country="IT"/>
    </style:style>
    <style:style style:name="P134" style:parent-style-name="Normal" style:family="paragraph">
      <style:paragraph-properties fo:text-align="justify" style:vertical-align="baseline" fo:margin-bottom="0in" fo:line-height="100%"/>
    </style:style>
    <style:style style:name="T135" style:parent-style-name="DefaultParagraphFont" style:family="text">
      <style:text-properties style:font-name-asian="Times New Roman" style:font-name-complex="Segoe UI" style:letter-kerning="false" fo:language="it" fo:country="IT"/>
    </style:style>
    <style:style style:name="T136" style:parent-style-name="DefaultParagraphFont" style:family="text">
      <style:text-properties style:font-name-asian="Times New Roman" style:font-name-complex="Segoe UI" style:letter-kerning="false" fo:language="it" fo:country="IT"/>
    </style:style>
    <style:style style:name="P137" style:parent-style-name="Normal" style:family="paragraph">
      <style:paragraph-properties fo:text-align="justify" style:vertical-align="baseline" fo:margin-bottom="0in" fo:line-height="100%"/>
    </style:style>
    <style:style style:name="T138" style:parent-style-name="DefaultParagraphFont" style:family="text">
      <style:text-properties style:font-name-asian="Times New Roman" style:font-name-complex="Segoe UI" style:letter-kerning="false" fo:language="it" fo:country="IT"/>
    </style:style>
    <style:style style:name="T139" style:parent-style-name="DefaultParagraphFont" style:family="text">
      <style:text-properties style:font-name-asian="Times New Roman" style:font-name-complex="Segoe UI" style:letter-kerning="false" fo:language="fr" fo:country="FR"/>
    </style:style>
    <style:style style:name="P140" style:parent-style-name="Normal" style:family="paragraph">
      <style:paragraph-properties fo:text-align="justify" style:vertical-align="baseline" fo:margin-bottom="0in" fo:line-height="100%"/>
      <style:text-properties fo:language="it" fo:country="IT"/>
    </style:style>
    <style:style style:name="P141" style:parent-style-name="Normal" style:family="paragraph">
      <style:paragraph-properties fo:text-align="justify" style:vertical-align="baseline" fo:margin-bottom="0in" fo:line-height="100%"/>
    </style:style>
    <style:style style:name="T142" style:parent-style-name="DefaultParagraphFont" style:family="text">
      <style:text-properties style:font-name-asian="Times New Roman" style:font-name-complex="Segoe UI" style:letter-kerning="false" fo:language="it" fo:country="IT"/>
    </style:style>
    <style:style style:name="T143" style:parent-style-name="DefaultParagraphFont" style:family="text">
      <style:text-properties style:font-name-asian="Times New Roman" style:font-name-complex="Segoe UI" style:letter-kerning="false" fo:language="it" fo:country="IT"/>
    </style:style>
    <style:style style:name="P144" style:parent-style-name="Normal" style:family="paragraph">
      <style:paragraph-properties fo:text-align="justify" style:vertical-align="baseline" fo:margin-bottom="0in" fo:line-height="100%"/>
    </style:style>
    <style:style style:name="T145" style:parent-style-name="DefaultParagraphFont" style:family="text">
      <style:text-properties style:font-name-asian="Times New Roman" style:font-name-complex="Segoe UI" style:letter-kerning="false" fo:language="it" fo:country="IT"/>
    </style:style>
    <style:style style:name="T146" style:parent-style-name="DefaultParagraphFont" style:family="text">
      <style:text-properties style:font-name-asian="Times New Roman" style:font-name-complex="Segoe UI" style:letter-kerning="false" fo:language="pt" fo:country="PT"/>
    </style:style>
    <style:style style:name="T147" style:parent-style-name="DefaultParagraphFont" style:family="text">
      <style:text-properties style:font-name-asian="Times New Roman" style:font-name-complex="Segoe UI" style:letter-kerning="false" fo:language="pt" fo:country="PT"/>
    </style:style>
    <style:style style:name="T148" style:parent-style-name="DefaultParagraphFont" style:family="text">
      <style:text-properties style:font-name-asian="Times New Roman" style:font-name-complex="Segoe UI" style:letter-kerning="false" fo:language="pt" fo:country="PT"/>
    </style:style>
    <style:style style:name="T149" style:parent-style-name="DefaultParagraphFont" style:family="text">
      <style:text-properties style:font-name-asian="Times New Roman" style:font-name-complex="Segoe UI" style:letter-kerning="false" fo:language="pt" fo:country="PT"/>
    </style:style>
    <style:style style:name="T150" style:parent-style-name="DefaultParagraphFont" style:family="text">
      <style:text-properties style:font-name-asian="Times New Roman" style:font-name-complex="Segoe UI" style:letter-kerning="false" fo:language="pt" fo:country="PT"/>
    </style:style>
    <style:style style:name="T151" style:parent-style-name="DefaultParagraphFont" style:family="text">
      <style:text-properties style:font-name-asian="Times New Roman" style:font-name-complex="Segoe UI" style:letter-kerning="false" fo:language="it" fo:country="IT"/>
    </style:style>
    <style:style style:name="P152" style:parent-style-name="Normal" style:family="paragraph">
      <style:paragraph-properties fo:text-align="justify" style:vertical-align="baseline" fo:margin-bottom="0in" fo:line-height="100%"/>
      <style:text-properties fo:language="pt" fo:country="PT"/>
    </style:style>
    <style:style style:name="P153" style:parent-style-name="Normal" style:family="paragraph">
      <style:paragraph-properties fo:text-align="justify" style:vertical-align="baseline" fo:margin-bottom="0in" fo:line-height="100%"/>
    </style:style>
    <style:style style:name="T154" style:parent-style-name="DefaultParagraphFont" style:family="text">
      <style:text-properties style:font-name-asian="Times New Roman" style:font-name-complex="Segoe UI" style:letter-kerning="false" fo:language="it" fo:country="IT"/>
    </style:style>
    <style:style style:name="T155" style:parent-style-name="DefaultParagraphFont" style:family="text">
      <style:text-properties style:font-name-asian="Times New Roman" style:font-name-complex="Segoe UI" style:letter-kerning="false" fo:language="it" fo:country="IT"/>
    </style:style>
    <style:style style:name="P156" style:parent-style-name="Normal" style:family="paragraph">
      <style:paragraph-properties fo:text-align="justify" style:vertical-align="baseline" fo:margin-bottom="0in" fo:line-height="100%"/>
    </style:style>
    <style:style style:name="T157" style:parent-style-name="DefaultParagraphFont" style:family="text">
      <style:text-properties style:font-name-asian="Times New Roman" style:font-name-complex="Segoe UI" style:letter-kerning="false" fo:language="it" fo:country="IT"/>
    </style:style>
    <style:style style:name="P158" style:parent-style-name="Normal" style:family="paragraph">
      <style:paragraph-properties fo:text-align="justify" style:vertical-align="baseline" fo:margin-bottom="0in" fo:line-height="100%"/>
      <style:text-properties style:font-name="Segoe UI" style:font-name-asian="Times New Roman" style:font-name-complex="Segoe UI" style:letter-kerning="false" fo:font-size="9pt" style:font-size-asian="9pt" style:font-size-complex="9pt" fo:language="it" fo:country="IT"/>
    </style:style>
  </office:automatic-styles>
  <office:body>
    <office:text text:use-soft-page-breaks="true">
      <text:p text:style-name="P1"><text:span text:style-name="T2">Ficheiro de áudio </text:span></text:p>
      <text:p text:style-name="P3"><text:a xlink:href="https://fcshunlpt-my.sharepoint.com/personal/adorean_ec_campus_fcsh_unl_pt/Documents/Ficheiros%20Transcritos/Interviu_Radu_Mititean%201.mp3" office:target-frame-name="_top" xlink:show="replace"><text:span text:style-name="T4">Entrevista_Radu_Mititean.mp3</text:span></text:a><text:span text:style-name="T5"> </text:span></text:p>
      <text:p text:style-name="P6"><text:span text:style-name="T7"> </text:span></text:p>
      <text:p text:style-name="P8">Transcrição </text:p>
      <text:p text:style-name="P9"/>
      <text:p text:style-name="P10"><text:span text:style-name="T11">Cristian Adorean:</text:span><text:span text:style-name="T12"> </text:span></text:p>
      <text:p text:style-name="P13">(Am pregatit 6) ă... întrebări simple ă... și atunci putem să începem cu prima întrebare: Care este scopul fundamental al Federației Bicicliștilor din România sau Clubului de Cicloturism Napoca în contextul micromobilității electrice? </text:p>
      <text:p text:style-name="P14"/>
      <text:p text:style-name="P15"><text:span text:style-name="T16">Radu Mititean:</text:span><text:span text:style-name="T17"> </text:span></text:p>
      <text:p text:style-name="P18"><text:span text:style-name="T19">(inaudivel)... O să mă... (zgomot pe fundal).<text:s/></text:span><text:span text:style-name="T20">Da, așa. Scuze. </text:span></text:p>
      <text:p text:style-name="P21"/>
      <text:p text:style-name="P22"><text:span text:style-name="T23">Cristian Adorean:</text:span><text:span text:style-name="T24"> </text:span></text:p>
      <text:p text:style-name="P25">Nu-i… Repet întrebarea? (inaudivel) </text:p>
      <text:p text:style-name="P26"/>
      <text:p text:style-name="P27"><text:span text:style-name="T28">Radu Mititean:</text:span><text:span text:style-name="T29"> </text:span></text:p>
      <text:p text:style-name="P30"><text:span text:style-name="T31">Nu, întrebarea am înțeles-o. Nu este... nimic ă...<text:s/></text:span><text:span text:style-name="T32">ă... special, specific sau explicit ă... dat fiind că bicicletele asistate electric sunt considerate biciclete dacă îndeplinesc această simplă condiție de definiție a pedelecului, deci motor până la 250 W care se oprește când atingi 25 km la oră și care nu merge dacă nu și pedalezi, a... fiind și ele biciclete, evident că intră în obiectivul nostru general, de a... promova utilizarea în scopuri practice, utilitare și recreative.<text:s/></text:span><text:span text:style-name="T33">Nu avem ceva special legat de... partea asta de micromobilitate electrică, iar pe latura, să zic secundară de mediu, nu de organizațiile de bicicliști, atât a Federației Bicicliștilor din România, cât și a Clubului de Cicloturism Napoca, a... micromobilitatea electrică noi o vedem dincolo de latura de pedelec, o alternativă cu impact mai mic la... mobilitatea motorizată clasică, în sensul că, de exemplu, în cazul trotinetelor electrice și ele ocupă ca și bicicleta mai puțin spațiu, nu emit local noxe și nu<text:s/></text:span><text:span text:style-name="T34">fac zgomot.<text:s/></text:span><text:span text:style-name="T35">Pe de altă parte, sunt o modalitate pasivă de transport și atunci considerăm că nu trebuie promovate la fel de tare ca bicicleta, de exemplu, adică, e sigur de dorit ca mai mulți oameni... să fie pe trotinetă electrică, dacă alternativa lor era doar să fie la volanul autoturismului.<text:s/></text:span><text:span text:style-name="T36">Pe de altă parte, ar fi mai bine să fie într-un mod activ de mobilitate și nu într-un mod pasiv.<text:s/></text:span><text:span text:style-name="T37">De aceea, pe ansamblu nu este singurul... micromobilitatea electrică nu este neapărat ă... ceva de vorbit pozitiv și negativ și trebuie făcute niște diferențe în interiorul ei. Aici avem o diferență de abordare față de alții, pentru că nu spunem, nu trebuie vorbit la modul general despre micromobilitate electrică și va (inaudivel) diferența pentru că este... problema de sedentarism (inaudivel) o chestie fundamen</text:span><text:span text:style-name="T38">tală în ziua de astăzi, pe când asta n-ar trebui să se discute la comun de micromobilitate electrică, deoarece, dacă din punct de vedere al spațiului o compari sau are... noxelor emise local, a zgomotului, poți să le tratezi unitar din punct de vedere a impctului asupra sănătații publice, este radical diferită situația vehiculelor pasive față de mobilitate care rămâne activă în cazul pedelecurilor (inaudivel). </text:span></text:p>
      <text:p text:style-name="P39"/>
      <text:p text:style-name="P40"><text:span text:style-name="T41">Cristian Adorean:</text:span><text:span text:style-name="T42"> </text:span></text:p>
      <text:soft-page-break/>
      <text:p text:style-name="P43">(Zgomot pe fundal). A... A doua întrebare: Ce principii, misiuni și acțiuni au fost adoptate pentru a promova micromobilitatea electrică? </text:p>
      <text:p text:style-name="P44"/>
      <text:p text:style-name="P45"><text:span text:style-name="T46">Cristian Adorean:</text:span><text:span text:style-name="T47"> </text:span></text:p>
      <text:p text:style-name="P48">Dacă, dacă, dacă... </text:p>
      <text:p text:style-name="P49"/>
      <text:p text:style-name="P50"><text:span text:style-name="T51">Radu Mititean:</text:span><text:span text:style-name="T52"> </text:span></text:p>
      <text:p text:style-name="P53"><text:span text:style-name="T54">Niciuna. Bun. Nici Clubul de Cicloturism Napoca, nici Federația Bicicliștilor, nu au ceva separat special pentru asta. Pur și simplu, noi promovăm utilizarea bicicletei, implicit și a pedelecurilor, țin doar să subliniez că... folosim ca argument că pedelecurile extind să zicem acceptabilitatea... accesibilitatea în sensul că de câte ori se invocă motive de relief în orașe, de exemplu, și cazul Clujului, care are o parte din oraș, însă pe dealuri sau bine, cum e și în Lisabona, ă...<text:s/></text:span><text:span text:style-name="T55">un pedelec poate compensa factorul de descurajare (inaudivel) bine, dar pe deal e altceva... Ă... timpul, sănătatea... (inaudivel). </text:span><text:span text:style-name="T56">Și atunci se compensează acea problematică, și la fel pentru distanțe mai lungi, nu? Dacă la bicicleta mecanică o distanță de 5-7-8, câteodată 10 km, pare acceptabilă, atractivă pentru diferențele zilnice cu componentă de asistare electrică, îți extinzi această rază, ceea ce se și discută, de exemplu, Olanda analizează acum de a ă...<text:s/></text:span><text:span text:style-name="T57">facilita și pentru speed pedelecuri anumite lucruri să nu.. să fie asimilate bicicletelor, tocmai pentru a crește distanța de navetă și cu bike hivers-uri, de exemplu își propun pe zonele rurale unde au densitate mică de populație și economic e foarte dificil să mai ții la accesul școlar de exemplu să treacă... să coboare limita de vârstă așa departe, la speed pedelec încât să poată fi pentru distanțe de un 20-30 km de navetă. Deci aici ar mai fi și zona asta dincolo de pedelecuri, unde ești la limită cu lu</text:span><text:span text:style-name="T58">cruri speed pedelec și așa mai departe pentru a extinde și ca distanță partea care este accesibilă și chiar activă velo... o alternativă la transport public în comun sau autoturism, deci sunt foarte importante și noi folosim această (acest) argument că… cu componentă a… asistată electric, extinzi accesibilitate velo la distanțe mai mari sau la diferență de nivel sau când e vorba la fel de last-mile delivery de biciclete cargo ca factor important în zone centrale, peri-centrale aglomerate în orașe la fel, câ</text:span><text:span text:style-name="T59">nd ai o masă mare sau volum mare, deja o bicicletă cargo asistată electric, îți rezolvă problemele care ar fi considerate că sunt prea mari că să mergi cu o bicicletă cargo mecanică, la fel și pe transport public individual, adică no, adică și la taxiuri aceeași chestiune... în anumite zone slabe se pretează pe distanțe mai mari sau diferență de nivel, atunci (inaudivel) asistată electric la fel, poate să fie pretabilă, pe când una doar mecanică ar fi limitată.<text:s/></text:span><text:span text:style-name="T60">Deci aici la aceste situații este foarte importantă componenta de asistare electrică. </text:span></text:p>
      <text:p text:style-name="P61"/>
      <text:p text:style-name="P62">Cristian Adorean:</text:p>
      <text:p text:style-name="P63">Următoarea întrebare, mi-ați răspuns în mare, dar putem să subliniem din nou. Care au fost și sunt în prezent factorii pozitivi și negativi în implementarea și extinderea micromobilității electrice din oraș? Și avem dualitatea despre care îmi vorbeați: trotinete electrice și biciclete asistate electric.</text:p>
      <text:p text:style-name="P64"/>
      <text:p text:style-name="P65"><text:span text:style-name="T66">Radu Mititean:</text:span><text:span text:style-name="T67"> </text:span></text:p>
      <text:soft-page-break/>
      <text:p text:style-name="P68"><text:span text:style-name="T69">No... Ce am să vorbesc de partea de biciclete asistate electric, momentan sunt și limitări tehnice legat de încărcare a… bicicletelor electrice, nu toată lumea are unde s-o parcheze, s-o ducă în interior, unele baterii nu sunt demontabile și atunci asta deja este un factor, să spunem problema în prezent cum pot să o folosesc, unde mă pot încărca și așa mai departe, pentru că, pe de altă parte astea-s foarte limitate încă, posibilitățile de încărcare în spațiul public a bicicletelor electrice… atunci de câte</text:span><text:span text:style-name="T70"><text:s/>ori nu sunt cu varianta cu baterie demontabilă, s-o iei cu tine e un factor de limitare, la fel ă… apropo de siguranță, adică bicicletele electrice sunt scumpe, și în țări ca România proporțional chiar mai scumpe decât în Occident.<text:s/></text:span><text:span text:style-name="T71">Adică multă lume în general, nu-și permite, încă sunt puțin accesibile sau poate doar second-hand sau așa… și atunci să zicem, riscul de orice… percepția de risc este chiar mai accentuată decât la alte biciclete și atunci și asta de siguranță, a parca în siguranță este o problemă cât timp nu prea ai parcări securizate, deci pe unde poți de stâlpi, de pomi, și respectiv și în alte părți, nu prea ai… foarte puține clădiri au parcare în interior și așa mai departe, spații sigure.<text:s/></text:span><text:span text:style-name="T72">De abia asta-i foarte la început, că legislația de urbanism mai recentă prevede că noile clădiri ar trebui să aibă parcări velo în clădiri, nu doar că pun un rastel în spate lângă ghena de gunoi cum mai e practica, și în mod timid, de exemplu, la Cluj, Primăria acuma de abia de 2 ani a început să pună prin cartiere niște garaje, niște spații închise și cumva o anumită supraveghere pentru parcare publică velo. În continuare însă în cea mai mare parte din oraș este o foarte mare problema, și bicicleta asistat</text:span><text:span text:style-name="T73">ă electric, de exemplu, chiar mai greu decât una mecanică s-o cari în sus pe scări care… care să ți-o bage în casă în balcon, sau în pivniță, sau să-ncapi cu ea în lift și așa mai departe. Și atuncea (atunci) și problema asta a siguranței și a parcării, dincolo de partea de încărcare, este un factor care limitează încă destul de puternic utilizarea în România, și o văd doar că nu se rezolvă de la sine. Dacă prețul se estimează că în următorii ani oricum probabil va mai coborî, că se generalizează, se mature</text:span><text:span text:style-name="T74">ază tehnologiile, se mai amortizează partea inițială și e de așteptat să fie o scădere de preț mediu, fie și o creștere a puterii de cumpărare în România, partea de parcare a lor și de siguranță rămâne o problema majoră care nu se rezolvă pe cale naturală dacă nu se vor schimba niște politici publice care să targheteze foarte atent exact acest factor limitativ în cazul bicicletelor asistate electric. În rest… aș spune cam aceeași, nu-s necesitățile speciale pentru o bicicletă electrică, în schimb, e o mare<text:s/></text:span><text:span text:style-name="T75">problema în momentul de față… micromobilitate electrică cu scopul (inaudível) utilitare cargo, de exemplu. Pentru că odată… aberanța, legislația rutieră română, practic interzice triciclurile, deci o bicicletă cargo doar cu 2 roți o poți folosi în România, altfel, nu ai avea voie să ai o bicicletă cu 3 roți. Pur și simplu nu ai… este interzisă folosirea ei… numai legislația cred că-i cea mai restrictivă și anti-biciclistică din Europa ca legislația rutieră.<text:s/></text:span><text:span text:style-name="T76">Pur și simplu din 2020 nu mai ai voie deloc să fol</text:span><text:span text:style-name="T77">osești tricicluri în România. Deci asta deja e o limitare foarte mare și dacă-i mecanică și dacă-i e electrică, și atunci toată ideea de micromobilitate electrică, în scopuri cargo, care ar fi o soluție foarte bună pentru last-mile delivery, momentan e cumva on hold, deci mult mai limitat cu biciclete cargo care să fie doar pe 2 roți. Și apoi spațiul de parcare, pentru că pe ele nu le prea poți parca așa improvizat cum îți mai lași bicicleta pe unde poți pe lângă un stâlp de lângă… gard și așa mai departe.<text:s/></text:span><text:span text:style-name="T78">Ele chiar au nevoie de spații de parcare dedicate… și asta e încă o problemă, nu doar în România, ci în general, de a face acele spații de parcare pentru cargo bike-uri, de a face și acele hub-uri în care trebuie last-mile delivery să faci transferul de pe camionete pe… bicicletele asistate<text:s/></text:span><text:soft-page-break/><text:span text:style-name="T79">electric. Deci, cum spuneam, nu este specific micromobilității electrice, dar este esențial pentru că atunci poți să ai un adevărat boom, dacă se rezolvă aceste probleme. Altfel ă… parcarea pentru ele și cu accesibilitat</text:span><text:span text:style-name="T80">ea, și așa mai departe, e un factor de limitare suplimentar dincolo de părți, să spunem, de accesibilitate financiară și așa mai departe. Deci asta ar fi o altă chestiune, spațiul de parcare, care ai de obicei rasteluri de băgat roata din față, poate nici pentru biciclete obișnuite nu sunt în regulă, cu atât mai mult când e vorba de un cargo bike, sau un cargo bike asistat electric. </text:span></text:p>
      <text:p text:style-name="P81"/>
      <text:p text:style-name="P82"><text:span text:style-name="T83">Cristian Adorean:</text:span><text:span text:style-name="T84"> </text:span></text:p>
      <text:p text:style-name="P85">Din nou, mi-ați răspuns hm.. ă.. la următoarea întrebare. Dar… să… poate mai aveți ceva de adăugat: Cum e… cum evaluați dezvoltarea actuală a micromobilității electrice în oraș?</text:p>
      <text:p text:style-name="P86"><text:span text:style-name="T87"> </text:span></text:p>
      <text:p text:style-name="P88"><text:span text:style-name="T89">Radu Mititean:</text:span><text:span text:style-name="T90"> </text:span></text:p>
      <text:p text:style-name="P91"><text:span text:style-name="T92">Ah e cumva… o dezvoltare nearmonioasă forțată conjunctural, adică a crescut… un boom prin apariția bruscă a flotelor de trotinete electrice… de ăstea… comunitare de închiriat gen Bolt, Uber și așa mai departe Lime-ul, dar venite așa pe un teren cumva nepregătit psihologic, legislativ și așa mai departe, și riscul este… deja s-a produs o anumită reticență, antagonizare socială, ceea ce e periculos pentru că poate se lovește de fapt însă și ideea de micromobilitate electrică, știi?<text:s/></text:span><text:span text:style-name="T93">Și ajungi la situația în Paris, no mai bine le interzicem că nu suntem în stare să le gestionăm. De aceea, în principiu este o prostie, dar e o soluție cumva a disperării și ești cumva, din cauza unei forțări a ritmului și a unor aspecte intempestive de implementare să-ți scadă acceptanța socială să se întoarcă contra însăși ideii, să compromiți prin niște aspecte, cumva secundare de punere în aplicare, no și acum deja niște politici (politicieni) mai populiști pe la București propun să facă și acolo un ref</text:span><text:span text:style-name="T94">erendum. Da că, ca la Paris, hai să interzicem ăstea, în… cele comunitare. Și la fel și lumea da, că ăștia circulă… ăștia circula ca nebunii și așa mai departe. Sigur, întotdeauna apare efectul ăsta când este un new-comer în orice domeniu, a fost cândva au apărut snowboardurile pe pârtiile de schi, aceeași chestie – că snowbordiștii îs niște periculoși. E o reacție de așteptat, dar care vrea să știi de ea și să-ți iei niște măsuri. Ori la noi nu a fost nicio preocupare de asta, pur și simplu, ca de obicei,<text:s/></text:span><text:span text:style-name="T95">gravitatea a venit peste astea. Autoritățile luate prin surprindere, dar nici nu s-au agitat să rezolve. Ori această pasivitate îți distorsionează percepțiile și riscă să apară o… deja a apărut, dar să se accentueze această reticență socială care, de fapt, apare din cauza unor aspecte neesențiale a modului în care spunem, s-au ă… promovat în momentul de față, deci aici chiar e nevoie de o politică publică coerentă, politică care practic e absentă în momentul de față, tocmai pentru a nu compromite ideea și a</text:span><text:span text:style-name="T96"><text:s/>nu ă… reduce și mai tare acceptanța socială din cauza acestor bâlbe grave de… implementare. No, la fel și în rândul bicicliști, să spunem că-s nemulțumiri, pentru că și așa infrastructura velo nu existase, era prost făcută, îngustă, fără continuitate. În momentul în care legislativ s-a zis, foarte bine, îs complet asimilată cu bicicletele, trebuie să meargă pe pistele de biciclete. Oricum erau puține și atunci… crește înghesuiala. Dacă și politica de a face piste de biciclete pe trotuar, să iei din puținul</text:span><text:span text:style-name="T97"><text:s/>care mai rămăsese pietonilor, că oricum se îngustaseră trotuarele și fuseseră umplute de mașini parcate, de mobilier urban. Și atunci când împingi tot pe trotuar și… infrastructura velo, generezi doar… conflict între categorii care de altfel ar trebui să fie aliate, adică bicicliști, pietoni și așa mai<text:s/></text:span><text:soft-page-break/><text:span text:style-name="T98">departe. Cumva aceeași problematică se întâlnește și aici, pe partea de micromobilitate electrică. Pe de o parte, tendințe tot mai mari de restrictivitate. Nu știu acum îi în Parlament un proiect să reducă l</text:span><text:span text:style-name="T99">a… să mărească la 16 ani vârsta de la care ai voie să circuli și cu trotinetă electrică ca și cu bicicleta, și așa mai departe. Alte asemenea măsuri restrictive... Pe de altă parte, deci, rezolvatul prin interdicție, sau rezolvatul prin… că nu faci nimic și aștepți să se întâmple ceva natural, ceea ce nu totdeauna lucrurile se așează natural, adică și ecosistemul ăsta de mobilitate, e un sistem care evoluează spre entropie, nu spre armonie. Trebuie să fie intervenție umană activă, gestionată ori la noi, lip</text:span><text:span text:style-name="T100">sa de intervenție sau intervenția incoerentă din partea autorităților, nu… nu-s… nu-i de bun augur ca perspective. </text:span></text:p>
      <text:p text:style-name="P101"/>
      <text:p text:style-name="P102"><text:span text:style-name="T103">Cristian Adorean:</text:span><text:span text:style-name="T104"> </text:span></text:p>
      <text:p text:style-name="P105">Ce scenarii de dezvoltare pe termen scurt, mediu și lung anticipați, în ceea ce privește mobilitatea… micromobilitatea electrică în oraș?</text:p>
      <text:p text:style-name="P106"/>
      <text:p text:style-name="P107"><text:span text:style-name="T108">Radu Mititean:</text:span><text:span text:style-name="T109"> </text:span></text:p>
      <text:p text:style-name="P110"><text:span text:style-name="T111">E foarte greu de anticipat ceva pentru că e complet imprevizibilă. Adică din păcate, la nivel de România a… evoluția politicilor publice. Nu există o strategie, nu există o coerență, nu există o viziune, și atunci nu știi ce să te aștepți, când vezi diverse proiecte de lege care merg în direcții opuse. Pe de o parte, avem o legislație de mobilitate urbană, care e, ca principii, corectă… în schimb, în loc să se armonizeze legislația mai tehnică, tendințele sunt, dimpotrivă, cum spuneam, sunt tot felul de pro</text:span><text:span text:style-name="T112">iecte de lege în Parlament de a interzice, de a restrânge, de a… complica viața și pentru biciclete și pentru micromobilitate… urbană. Și atunci e foarte greu de anticipat ce poate să ceară, ce ar trebui să însemne un scenariu optimist sau pesimist sau mediu pe termen scurt și pe termen mediu ă… În mod normal, cu ambuteiajele care există și cu scăderea treptată a prețurilor sau a… creșterea puterii de cumpărare, ar trebui să fie mai accesibile și să crească în continuare pe ă… procentul de biciclete asistat</text:span><text:span text:style-name="T113">e electric, de trotinete electrice, să apară și de alea private, no că acum cea mai mare parte sunt cele care… ăstea de… ă… închiriat în oraș, dar unde (inaudivel), trebuie sa fie conjunctural, adică, dacă se ceartă primăria respectivă cu firma, pur și simplu pot să dispară de pe-o zi pe alta… întreaga… flotă. Pentru că este cumva nesustenabil că nu există un cadru legal, și atunci totu-i o chestie de cum se înțelege o primărie cu o firma în domeniu. Nimeni nu-și poate închipui, de exemplu, că taximetria ar</text:span><text:span text:style-name="T114"><text:s/>putea… sau transportul public în comun ar putea să dispară de pe o zi pe alta, în funcție de dacă prelungește sau nu o primărie un contract cu o firmă, nu? Acolo s-a făcut o legislație, s-a înțeles că-i un serviciu public și așa mai departe. Că nu trebuie să rămână la o chestie conjuncturală. Pe când pe domeniul ăsta o să contracte o chestie așa de pură… conjunctură și că nicio problemă dacă apare sau dispare, în funcție de cum evoluează o negociere între un prestator de servicii și o primărie. Aici… aici<text:s/></text:span><text:span text:style-name="T115">și o deficiență de cadrul legal, adică nu e… se lasă ca o formă de mobilitate, ca un transport, ca o componentă interesantă și ceva exotic, mai degrabă tolerat decât organizat și integrat într-un sistem.<text:s/></text:span><text:span text:style-name="T116">Și asta e o problemă de viziune, nu este văzută micromobilitatea electrică ca o… (un) domeniu important care trebuie integrat, armonizat, care să i se găsească locul și să se vadă în ce parametri trebuie considerat oficiul public și în ce parametri poți să îi lași la jocul liber al realității. </text:span></text:p>
      <text:p text:style-name="P117"/>
      <text:p text:style-name="P118"><text:span text:style-name="T119">Cristian Adorean:</text:span><text:span text:style-name="T120"> </text:span></text:p>
      <text:p text:style-name="P121">Ultima întrebare: Cum evaluați transformarea orașului de la o mobilitate bazată pe combustibili fosili la o micromobilitate electrică, în special pentru călătorii pe distanțe scurte, în interiorul orașului în acest caz? </text:p>
      <text:p text:style-name="P122"/>
      <text:p text:style-name="P123"><text:span text:style-name="T124">Radu Mititean:</text:span><text:span text:style-name="T125"> </text:span></text:p>
      <text:p text:style-name="P126"><text:span text:style-name="T127">Cum spunea, poate fi ă… poate fi o alternativă pentru acele situații în care nu sunt fezabile sau nu sunt atât de active, trecerea la o mobilitate nemotorizată și atunci pentru un procent semnificativ din actualii utilizatori de… care se bazează pe…. autoturism ca principal element de mobilitate urbană, dacă nu-i poți convinge să treacă la transport public în comun, la deplasare pedestră sau nemotorizata, gen velo, există această nișă, unde alternativă rezonabilă ar putea să fie micromobilitatea electrică:<text:s/></text:span><text:span text:style-name="T128">trotinetă electrică sau biciclete asistate electric. Deci este… ar fi o componentă importantă complementară celorlalte și care ar trebui să fie în mixul de mobilitate sustenabilă, să aibă felia ei asigurată și care în anumite zone ar putea să fie un procent important.<text:s/></text:span><text:span text:style-name="T129">Foarte greu de estimat în momentul de față la ce procente s-ar putea ajunge sau care ar fi niște procente optime. Aici, diferențele sunt mari de la un oraș la altul și va depinde foarte mult de politicile publice în domeniu și de legislație și nu este o… să spunem, o evoluție naturală care să te aștepți că oricum se va merge sau nu într-o anumită direcție.<text:s/></text:span><text:span text:style-name="T130">Deci foarte mult va… va conta cum va fi dacă va fi să zic condus procesul ăsta de integrare. Altfel au mai fost de a lungul anilor, să zicem, lucruri car</text:span><text:span text:style-name="T131">e păreau promițătoare și nu s-au consacrat. Nu pentru că ele tehnic sau social nu erau prin natura lor adecvate, ci pur și simplu nu li s-a (riso) făcut… locul necesar și atunci… de aia spun, nu toate evoluțiile sunt logice în domeniu. Contează foarte mult, de fapt, voința politică, viziunea și așa mai departe. S-a văzut în alte domenii și probabil că și în domeniul micromobilității electrice suntem pe partea acelorași provocări în care, lipsa unei asumări, a unei viziuni și a unor politici publice coerente</text:span><text:span text:style-name="T132">, face ca lucrurile să evolueze imprevizibil și dizarmonic. </text:span></text:p>
      <text:p text:style-name="P133"/>
      <text:p text:style-name="P134"><text:span text:style-name="T135">Cristian Adorean:</text:span><text:span text:style-name="T136"> </text:span></text:p>
      <text:p text:style-name="P137"><text:span text:style-name="T138">Nu știu dacă mai vreți să mai adăugați ceva pe lângă toate informațiile pe care mi le-ați furnizat ă…<text:s/></text:span><text:span text:style-name="T139">Acestea au fost întrebările pe care le-am pregătit pentru acest interviu. </text:span></text:p>
      <text:p text:style-name="P140"/>
      <text:p text:style-name="P141"><text:span text:style-name="T142">Radu Mititean:</text:span><text:span text:style-name="T143"> </text:span></text:p>
      <text:p text:style-name="P144"><text:span text:style-name="T145">Cred că este foarte multă lipsă de informație solidă, relevantă statistic și așa mai departe.<text:s/></text:span><text:span text:style-name="T146">Nu știu dacă există… adică de exemplu în România și datele astea generale de modal split-uri sunt cu semne de întrebare. Acuma, dacă întrebi în toate orașele, îți oferă niște procente dar dacă insiști să vezi metodologic cum s-a ajuns la ele, vezi că sunt bazate mai mult pe… scoase din burtă, doar că le trebuia ca să scrie anumite proiecte, niște numărători serioase de trafic să vezi un modal split la modul detaliat care… de ăstea și cauzele, nu știu dacă are vreun oraș din România. Am văzut cum s-au făcut<text:s/></text:span><text:span text:style-name="T147">tot felul de PMUD-uri (Planuri de Mobilitate Urbană Durabilă) și și acolo de ochii lumii s-au făcut câteva măsurători, dar luați la bani mărunți, pe metodologii adevărate nu există aproape nimic. Deci în realitate nu știm nici măcar procentele de deplasări velo, cu atât mai puțin pe micromobilitate electrică,<text:s/></text:span><text:soft-page-break/><text:span text:style-name="T148">foarte sceptic avem date serioase pentru vreun oraș din România… procente de distanță și așa mai departe, poți să le ai dacă ți le dau firmele pe flota lor, însă în rest, lăsând ălea la o parte pe part</text:span><text:span text:style-name="T149">ea de… deținute personal, nu cred că se știe, deci suntem aproape de zero ca cifre, ca date, și ca de obicei, când nu ai date, e foarte greu să argumentezi și să fundamentezi politici publice, propuneri legislative și așa mai departe, deci în primul rând cred că avem un foarte mare deficit de informație… (referitor la) câte sunt… La fel și la noi, se aduc multe second-hand din Occident, care nu intră în niciun fel de statistică ca la biciclete, deci… nu știm câte sunt, unde sunt, cum circula, în ce rol, și<text:s/></text:span><text:span text:style-name="T150">asta e întotdeauna un factor ă… limitativ în a trage concluzii, în a face propuneri, în a fundamenta abordări.<text:s/></text:span><text:span text:style-name="T151">Nu știu restul țărilor că nu m-am ocupat foarte special de domeniul ăsta, dar cel puțin în România, cred că, cunoașterea situației existente e mai proastă și decât alte domenii gen când e vorba de micromobilitate electrică. </text:span></text:p>
      <text:p text:style-name="P152"/>
      <text:p text:style-name="P153"><text:span text:style-name="T154">Cristian Adorean:</text:span><text:span text:style-name="T155"> </text:span></text:p>
      <text:p text:style-name="P156"><text:span text:style-name="T157">Mulțumesc foarte mult pentru răspunsuri și atunci o să opresc înregistrarea. </text:span></text:p>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1T06:42:00Z</meta:creation-date>
    <dc:date>2024-05-30T07:09:00Z</dc:date>
    <meta:template xlink:href="Normal" xlink:type="simple"/>
    <meta:editing-cycles>13</meta:editing-cycles>
    <meta:editing-duration>PT12900S</meta:editing-duration>
    <meta:document-statistic meta:page-count="7" meta:paragraph-count="43" meta:word-count="3229" meta:character-count="21596" meta:row-count="153" meta:non-whitespace-character-count="18410"/>
  </office:meta>
</office:document-meta>
</file>